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48.8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_sup_seqCount" table:style-name="ta1">
        <table:shapes>
          <draw:frame draw:z-index="0" draw:style-name="gr1" draw:text-style-name="P1" svg:width="479.38mm" svg:height="90.05mm" svg:x="13.48mm" svg:y="1.06mm">
            <draw:object draw:notify-on-update-of-ranges="final_sup_seqCount.B1:final_sup_seqCount.B1 final_sup_seqCount.B2:final_sup_seqCount.B216 final_sup_seqCount.C1:final_sup_seqCount.C1 final_sup_seqCount.C2:final_sup_seqCount.C2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equenc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string" calcext:value-type="string">
            <text:p>T.T.T.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T.T.T.T.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T.T.T.T.T.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A.A.T.G.G.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T.T.T.T.T.T.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.A.A.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G.G.G.A.G.C.T.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G.T.C.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G.A.G.C.T.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.T.T.T.T.T.T.T.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.T.T.T.T.T.T.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.G.G.A.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.C.C.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.T.T.C.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.T.Tcp.T.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.G.C.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.C.A.A.A.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.A.T.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.T.C.G.A.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.T.G.A.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.G.T.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.G.C.A.A.C.T.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.C.C.C.C.C.C.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.C.C.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.A.A.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.T.T.C.C.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.G.A.C.T.G.G.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.G.A.C.T.G.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.C.G.C.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.C.C.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.A.T.G.C.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.T.T.T.T.T.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.T.T.T.C.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.T.T.C.T.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.T.T.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.T.C.A.A.A.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.T.C.A.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.G.T.T.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.G.G.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.G.C.T.G.G.T.G.G.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.C.T.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.A.T.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.A.G.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st.Okn.Pst.G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.T.G.C.A.G.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.T.C.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.T.C.Ped.G.G.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.T.C.G.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.G.G.A.G.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.G.A.C.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.Bru.C.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.A.G.G.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.6ma.C.T.T.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.6ma.C.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.T.G.T.G.C.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.T.C.G.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.C.T.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.C.C.C.C.C.C.C.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.C.A.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.G.C.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.G.C.A.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.C.T.C.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.A.C.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.A.C.G.G.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.A.A.A.A.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5iu.A.G.A.5iu.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Upe.18q.A.U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Tcp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T.T.T.T.C.C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T.T.T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T.T.T.C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T.G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T.C.C.G.C.T.T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T.C.C.G.C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T.A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T.A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T.A.G.G.G.T.T.A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G.T.G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G.T.G.C.T.C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G.T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G.T.C.A.A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G.T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G.T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G.G.G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G.G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G.G.C.G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G.C.G.C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G.A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C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C.G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C.C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C.C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C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C.C.A.A.A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C.A.G.T.A.G.C.T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C.A.G.T.A.A.C.T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C.A.C.2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C.A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A.T.A.A.T.G.G.G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A.T.A.A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A.I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A.G.C.A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A.G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A.G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A.C.G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A.A.G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A.A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.A.A.A.C.C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kn.Pst.Okn.Pst.Gs.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kn.Pst.Gs.Gs.As.Okt.Ok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s.As.Okt.Ok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T.T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T.G.T.G.G.G.T.G.T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T.G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G.T.G.T.G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G.G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G.G.C.T.G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G.G.A.G.C.T.G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G.C.C.G.A.G.G.A.A.T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G.C.C.G.A.G.G.A.A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G.A.C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C.T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C.T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C.T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C.G.G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C.G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C.C.G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C.A.C.C.T.T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C.A.A.G.G.T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Bru.C.G.A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Bru.C.G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A.T.G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A.T.C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A.T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A.C.T.G.A.G.G.A.C.G.A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A.C.G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A.A.C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.6ma.C.T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T.C.G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G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G.A.T.G.G.C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G.A.G.G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C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C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C.G.T.A.G.G.A.T.T.A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C.G.G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C.C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A.T.A.A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A.T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T.A.A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G.T.Ctg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G.T.A.G.G.A.T.T.A.T.A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G.G.T.P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G.C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G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G.A.G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G.A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C.T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C.T.C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C.T.C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C.G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C.C.T.G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C.C.C.C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C.C.C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C.C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C.C.C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C.C.A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A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A.T.G.C.A.A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A.T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A.A.T.T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A.A.T.G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A.A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A.A.C.A.A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.A.A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ru.Bru.Bru.Br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U.A.C.A.U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T.T.T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T.T.G.T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T.T.G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T.T.C.U.5iu.A.A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T.T.C.C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T.T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T.G.G.G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T.C.C.A.A.A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T.A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T.A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G.T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G.G.G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G.G.A.T.T.A.T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G.C.T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G.C.A.T.G.T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C.T.G.G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C.T.C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C.T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C.G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C.C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A.T.G.T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A.T.G.G.G.A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A.T.G.G.G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A.T.G.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A.T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A.T.C.G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A.C.G.G.C.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A.A.Ped.A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A.A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A.A.Bm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A.A.91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5iu.C.5iu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.5hc.A.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5iu.A.5iu.C.5iu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5iu.5iu.5iu.5iu.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3dr.T.T.T.T.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8T09:48:05.935082141</dc:date>
    <meta:editing-duration>PT3M49S</meta:editing-duration>
    <meta:editing-cycles>1</meta:editing-cycles>
    <meta:document-statistic meta:table-count="1" meta:cell-count="43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4pt" style:font-size-asian="10pt" style:font-size-complex="10pt"/>
    </style:style>
    <style:style style:name="ch4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7.939cm" svg:height="9.006cm" xlink:href=".." xlink:type="simple" chart:class="chart:bar" chart:style-name="ch1">
        <chart:plot-area chart:style-name="ch2" table:cell-range-address="final_sup_seqCount.B1:final_sup_seqCount.C216" chart:data-source-has-labels="both" svg:x="0.958cm" svg:y="0.18cm" svg:width="46.023cm" svg:height="8.646cm">
          <chartooo:coordinate-region svg:x="1.579cm" svg:y="0.18cm" svg:width="45.402cm" svg:height="6.636cm"/>
          <chart:axis chart:dimension="x" chart:name="primary-x" chart:style-name="ch3" chartooo:axis-type="auto">
            <chartooo:date-scale/>
            <chart:categories table:cell-range-address="final_sup_seqCount.B2:final_sup_seqCount.B2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inal_sup_seqCount.C2:final_sup_seqCount.C216" chart:label-cell-address="final_sup_seqCount.C1:final_sup_seqCount.C1" chart:class="chart:bar">
            <chart:data-point chart:repeated="2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final_sup_seqCount.C1:final_sup_seqCoun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.T.T.T</text:p>
                <draw:g>
                  <svg:desc>final_sup_seqCount.B2:final_sup_seqCount.B216</svg:desc>
                </draw:g>
              </table:table-cell>
              <table:table-cell office:value-type="float" office:value="49">
                <text:p>49</text:p>
                <draw:g>
                  <svg:desc>final_sup_seqCount.C2:final_sup_seqCount.C216</svg:desc>
                </draw:g>
              </table:table-cell>
            </table:table-row>
            <table:table-row>
              <table:table-cell office:value-type="string">
                <text:p>T.T.T.T.T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T.T.T.T.T.T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.A.T.G.G.G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.T.T.T.T.T.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.A.A.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G.G.G.A.G.C.T.G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.T.C.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.A.G.C.T.G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.T.T.T.T.T.T.T.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.T.T.T.T.T.T.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.G.G.A.G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.C.C.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.T.T.C.C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.T.Tcp.T.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.G.C.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.C.A.A.A.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.A.T.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.T.C.G.A.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.T.G.A.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.G.T.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.G.C.A.A.C.T.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.C.C.C.C.C.C.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.C.C.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.A.A.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.T.T.C.C.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.G.A.C.T.G.G.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.G.A.C.T.G.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.C.G.C.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.C.C.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.A.T.G.C.G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.T.T.T.T.T.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.T.T.T.C.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.T.T.C.T.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.T.T.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.T.C.A.A.A.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.T.C.A.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.G.T.T.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.G.G.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.G.C.T.G.G.T.G.G.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.C.T.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.A.T.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.A.G.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st.Okn.Pst.G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.T.G.C.A.G.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.T.C.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.T.C.Ped.G.G.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.T.C.G.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.G.G.A.G.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.G.A.C.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.Bru.C.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.A.G.G.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.6ma.C.T.T.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.6ma.C.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.T.G.T.G.C.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.T.C.G.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.C.T.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.C.C.C.C.C.C.C.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.C.A.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.G.C.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.G.C.A.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.C.T.C.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.A.C.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.A.C.G.G.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.A.A.A.A.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iu.A.G.A.5iu.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pe.18q.A.Uz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Tcp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T.T.T.T.C.C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T.T.T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T.T.T.C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T.G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T.C.C.G.C.T.T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T.C.C.G.C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T.A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T.A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T.A.G.G.G.T.T.A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G.T.G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G.T.G.C.T.C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G.T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G.T.C.A.A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G.T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G.T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G.G.G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G.G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G.G.C.G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G.C.G.C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G.A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C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C.G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C.C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C.C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C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C.C.A.A.A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C.A.G.T.A.G.C.T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C.A.G.T.A.A.C.T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C.A.C.2l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C.A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A.T.A.A.T.G.G.G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A.T.A.A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A.I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A.G.C.A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A.G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A.G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A.C.G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A.A.G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A.A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.A.A.A.C.C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kn.Pst.Okn.Pst.Gs.G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kn.Pst.Gs.Gs.As.Okt.Ok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s.As.Okt.Ok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T.T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T.G.T.G.G.G.T.G.T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T.G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G.T.G.T.G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G.G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G.G.C.T.G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G.G.A.G.C.T.G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G.C.C.G.A.G.G.A.A.T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G.C.C.G.A.G.G.A.A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G.A.C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C.T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C.T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C.T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C.G.G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C.G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C.C.G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C.A.C.C.T.T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C.A.A.G.G.T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Bru.C.G.A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Bru.C.G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A.T.G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A.T.C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A.T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A.C.T.G.A.G.G.A.C.G.A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A.C.G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A.A.C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.6ma.C.T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T.C.G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G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G.A.T.G.G.C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G.A.G.G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C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C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C.G.T.A.G.G.A.T.T.A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C.G.G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C.C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A.T.A.A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A.T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T.A.A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G.T.Ctg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G.T.A.G.G.A.T.T.A.T.A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G.G.T.P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G.C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G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G.A.G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G.A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C.T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C.T.C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C.T.C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C.G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C.C.T.G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C.C.C.C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C.C.C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C.C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C.C.C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C.C.A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A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A.T.G.C.A.A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A.T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A.A.T.T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A.A.T.G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A.A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A.A.C.A.A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.A.A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u.Bru.Bru.Br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U.A.C.A.U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T.T.T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T.T.G.T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T.T.G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T.T.C.U.5iu.A.A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T.T.C.C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T.T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T.G.G.G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T.C.C.A.A.A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T.A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T.A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G.T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G.G.G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G.G.A.T.T.A.T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G.C.T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G.C.A.T.G.T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C.T.G.G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C.T.C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C.T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C.G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C.C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A.T.G.T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A.T.G.G.G.A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A.T.G.G.G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A.T.G.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A.T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A.T.C.G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A.C.G.G.C.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A.A.Ped.A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A.A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A.A.Bm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A.A.91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5iu.C.5iu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.5hc.A.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iu.A.5iu.C.5iu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iu.5iu.5iu.5iu.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dr.T.T.T.T.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